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fff" officeooo:paragraph-rsid="00112fff"/>
    </style:style>
    <style:style style:name="P2" style:family="paragraph" style:parent-style-name="Standard">
      <style:text-properties officeooo:rsid="00117839" officeooo:paragraph-rsid="0011783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2fff" officeooo:paragraph-rsid="00112fff" style:font-weight-asian="bold" style:font-weight-complex="bold"/>
    </style:style>
    <style:style style:name="P4" style:family="paragraph" style:parent-style-name="Standard">
      <style:text-properties officeooo:rsid="0013e3aa" officeooo:paragraph-rsid="001c3633"/>
    </style:style>
    <style:style style:name="P5" style:family="paragraph" style:parent-style-name="Standard">
      <style:text-properties officeooo:rsid="0013e3aa" officeooo:paragraph-rsid="0020c9f8"/>
    </style:style>
    <style:style style:name="P6" style:family="paragraph" style:parent-style-name="Standard">
      <style:text-properties officeooo:rsid="0013e3aa" officeooo:paragraph-rsid="00220e94"/>
    </style:style>
    <style:style style:name="P7" style:family="paragraph" style:parent-style-name="Standard">
      <style:text-properties officeooo:rsid="00183de2" officeooo:paragraph-rsid="00183de2"/>
    </style:style>
    <style:style style:name="P8" style:family="paragraph" style:parent-style-name="Standard">
      <style:text-properties officeooo:rsid="00183de2" officeooo:paragraph-rsid="00220e94"/>
    </style:style>
    <style:style style:name="P9" style:family="paragraph" style:parent-style-name="Standard">
      <style:text-properties officeooo:rsid="001a74d8" officeooo:paragraph-rsid="001a74d8"/>
    </style:style>
    <style:style style:name="P10" style:family="paragraph" style:parent-style-name="Standard">
      <style:text-properties officeooo:rsid="001a74d8" officeooo:paragraph-rsid="00220e94"/>
    </style:style>
    <style:style style:name="P11" style:family="paragraph" style:parent-style-name="Standard">
      <style:text-properties officeooo:rsid="001e11eb" officeooo:paragraph-rsid="001e11eb"/>
    </style:style>
    <style:style style:name="P12" style:family="paragraph" style:parent-style-name="Standard">
      <style:text-properties officeooo:rsid="001e11eb" officeooo:paragraph-rsid="001f0263"/>
    </style:style>
    <style:style style:name="P13" style:family="paragraph" style:parent-style-name="Standard">
      <style:text-properties officeooo:rsid="001e11eb" officeooo:paragraph-rsid="00220e94"/>
    </style:style>
    <style:style style:name="P14" style:family="paragraph" style:parent-style-name="Standard">
      <style:text-properties officeooo:rsid="00224ecf" officeooo:paragraph-rsid="00224ecf"/>
    </style:style>
    <style:style style:name="P15" style:family="paragraph" style:parent-style-name="Standard">
      <style:text-properties officeooo:rsid="00248e7c" officeooo:paragraph-rsid="00248e7c"/>
    </style:style>
    <style:style style:name="P16" style:family="paragraph" style:parent-style-name="Header">
      <style:text-properties officeooo:rsid="000f60e5" officeooo:paragraph-rsid="000f60e5"/>
    </style:style>
    <style:style style:name="P17" style:family="paragraph" style:parent-style-name="Header">
      <style:text-properties officeooo:rsid="001a08a2" officeooo:paragraph-rsid="001a08a2"/>
    </style:style>
    <style:style style:name="T1" style:family="text">
      <style:text-properties officeooo:rsid="001c3633"/>
    </style:style>
    <style:style style:name="T2" style:family="text">
      <style:text-properties officeooo:rsid="001e11eb"/>
    </style:style>
    <style:style style:name="T3" style:family="text">
      <style:text-properties officeooo:rsid="001f0263"/>
    </style:style>
    <style:style style:name="T4" style:family="text">
      <style:text-properties officeooo:rsid="0020c9f8"/>
    </style:style>
    <style:style style:name="T5" style:family="text">
      <style:text-properties officeooo:rsid="00220e9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3633" style:font-style-asian="italic" style:font-style-complex="italic"/>
    </style:style>
    <style:style style:name="T8" style:family="text">
      <style:text-properties fo:font-style="italic" officeooo:rsid="001e11eb" style:font-style-asian="italic" style:font-style-complex="italic"/>
    </style:style>
    <style:style style:name="T9" style:family="text">
      <style:text-properties fo:font-style="italic" officeooo:rsid="001f026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up <text:span text:style-name="T5">VM for </text:span>kernel:</text:p>
      <text:p text:style-name="P2"/>
      <text:p text:style-name="P14">The Virtual Machine used was Qemu-KVM. </text:p>
      <text:p text:style-name="P1"/>
      <text:p text:style-name="P1"/>
      <text:p text:style-name="P3">Setup experiments on kernel:</text:p>
      <text:p text:style-name="P2"/>
      <text:p text:style-name="P6">To set up the VM with kernel 4.11, <text:span text:style-name="T1">do</text:span> the following <text:span text:style-name="T1">step</text:span>s inside <text:span text:style-name="T1">the Qemu</text:span> VM:</text:p>
      <text:p text:style-name="P6"><text:span text:style-name="T7">Step 1: </text:span><text:span text:style-name="T1">First time setup (getting the kernel).</text:span></text:p>
      <text:p text:style-name="P6">“<text:span text:style-name="T4">cd</text:span></text:p>
      <text:p text:style-name="P6">wget https://www.kernel.org/pub/linux/kernel/v4.x/linux-4.11.tar.xz</text:p>
      <text:p text:style-name="P10">tar xf linux-4.11.tar.xz”</text:p>
      <text:p text:style-name="P15">For kernel version 4.12, simply change instances of 4.11.</text:p>
      <text:p text:style-name="P8"><text:span text:style-name="T8">Step 2</text:span><text:span text:style-name="T6">: </text:span><text:span text:style-name="T2">Make and Reboot.</text:span></text:p>
      <text:p text:style-name="P8">“cd ~/linux-4.11</text:p>
      <text:p text:style-name="P8">cp /boot/config-$(uname -r ) .config</text:p>
      <text:p text:style-name="P8">make menuconfig</text:p>
      <text:p text:style-name="P8">sudo make -j 4 &amp;&amp; sudo make modules_install -j &amp;&amp; sudo make install -j 4</text:p>
      <text:p text:style-name="P8">sudo reboot”</text:p>
      <text:p text:style-name="P13"><text:span text:style-name="T6">Step 3: </text:span><text:span text:style-name="T3">Run</text:span> code.</text:p>
      <text:p text:style-name="P13"><text:span text:style-name="T6">Step 4:</text:span> <text:span text:style-name="T3">Edit code. </text:span></text:p>
      <text:p text:style-name="P13"><text:span text:style-name="T9">Step 5:</text:span><text:span text:style-name="T3"> Restart at Step 2 as needed</text:span>.</text:p>
      <text:p text:style-name="P1"/>
      <text:p text:style-name="P1"/>
      <text:p text:style-name="P3">Setup other (YCSB):</text:p>
      <text:p text:style-name="P2">third</text:p>
      <text:p text:style-name="P1"/>
      <text:p text:style-name="P1"/>
      <text:p text:style-name="P3">Other findings:</text:p>
      <text:p text:style-name="P2">fourt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60e5" officeooo:paragraph-rsid="000f60e5"/>
    </style:style>
    <style:style style:name="MP2" style:family="paragraph" style:parent-style-name="Header">
      <style:text-properties officeooo:rsid="001a08a2" officeooo:paragraph-rsid="001a08a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Feener</text:p>
        <text:p text:style-name="MP1">Summer Research Report</text:p>
        <text:p text:style-name="MP2">August 1, 2017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54:32.899955928</meta:creation-date>
    <dc:date>2017-08-01T11:34:01.832108078</dc:date>
    <meta:editing-duration>PT35M13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15" meta:character-count="708" meta:non-whitespace-character-count="616"/>
  </office:meta>
</office:document-meta>
</file>